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29"/>SNU developer log day 429</text:h>
      <text:p text:style-name="P2">I was a lot more unscheduled today, despite having a lot more time. I was able to make a smaller update, I didn't plan for much more today. Earlier this afternoon, my laptop began to have its CPU memory leak issue again, and I was able to counter it for now. If it gets worse again tomorrow (If a process with SYSTEM permissions has a memory leak) development might go much worse. I was able to save it today though.</text:p>
      <text:p text:style-name="P2">I would have done more today if I would have planned for more. Today, I worked mainly on documentation, with a daily update to the SNU Internet Museum (1 more page was modernized today, and the twitter page received some updates) other than that, it was a small development day. I have many new ideas that I came up with that I will try to start working on tomorrow, I just didn't have as much time today.</text:p>
      <text:p text:style-name="P2">I feel as though I haven't been making enough progress lately. I have been working on improving this, but I am balancing a lot of issues. I have been starting work an hour earlier lately (session 1 normally goes from 2:00 pm to 5:30 pm with all my laptop projects, then between 7:50 pm and 10:20 pm for my second session of laptop projects) I have a lot of projects I work on, and SNU is getting to the point where I need community collaboration, I am just not entirely ready yet, especially due to the quarantine/</text:p>
      <text:p text:style-name="Text_20_body"><text:span text:style-name="T1">Sean Patrick Myrick on April 3rd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6:21:38.855000000</meta:creation-date>
    <dc:date>2020-04-04T16:22:02.233000000</dc:date>
    <meta:editing-duration>PT24S</meta:editing-duration>
    <meta:editing-cycles>1</meta:editing-cycles>
    <meta:document-statistic meta:table-count="0" meta:image-count="0" meta:object-count="0" meta:page-count="1" meta:paragraph-count="5" meta:word-count="266" meta:character-count="1397" meta:non-whitespace-character-count="1136"/>
    <meta:generator>LibreOffice/6.1.2.1$Windows_X86_64 LibreOffice_project/65905a128db06ba48db947242809d14d3f9a93fe</meta:generator>
  </office:meta>
</office:document-meta>
</file>